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33C0000026DFE0BE24429D9C536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69a2e" draw:fill-color="#dee6ef" draw:textarea-horizontal-align="justify" draw:textarea-vertical-align="middle" draw:auto-grow-height="false" fo:min-height="1.655cm" fo:min-width="14.10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12.2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1.02cm" fo:min-width="12.2cm"/>
      <style:paragraph-properties style:writing-mode="lr-tb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2.29cm" fo:min-width="13.47cm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3.56cm" fo:min-width="12.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9.275cm" fo:min-width="2.6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9.91cm" fo:min-width="2.675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dee6ef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Assignment 2 Presentation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Cullin Davi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About M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xml:id="id1" text:id="id1" text:style-name="P1">Grew up in East Texas</text:p>
              </text:list-item>
              <text:list-item>
                <text:p xml:id="id2" text:id="id2" text:style-name="P1">Undergraduate in Economics</text:p>
              </text:list-item>
              <text:list-item>
                <text:p xml:id="id3" text:id="id3" text:style-name="P1">Military</text:p>
                <text:list>
                  <text:list-item>
                    <text:p xml:id="id4" text:id="id4" text:style-name="P1">Chinese Linguist</text:p>
                  </text:list-item>
                  <text:list-item>
                    <text:p xml:id="id5" text:id="id5" text:style-name="P1">Stationed in Hawaii</text:p>
                  </text:list-item>
                </text:list>
              </text:list-item>
              <text:list-item>
                <text:p xml:id="id6" text:id="id6" text:style-name="P1">MA Economics</text:p>
              </text:list-item>
              <text:list-item>
                <text:p xml:id="id7" text:id="id7" text:style-name="P1">MS CISB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Website Goal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 xml:id="id8" text:id="id8">A market place for tutoring</text:p>
              </text:list-item>
              <text:list-item>
                <text:p xml:id="id9" text:id="id9">“FAQ”</text:p>
              </text:list-item>
              <text:list-item>
                <text:p xml:id="id10" text:id="id10">Live tutors</text:p>
                <text:list>
                  <text:list-item>
                    <text:p xml:id="id11" text:id="id11">Synchronous</text:p>
                  </text:list-item>
                  <text:list-item>
                    <text:p xml:id="id12" text:id="id12">Asynchronou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style-name="gr2" draw:text-style-name="P7" draw:layer="layout" svg:width="14.605cm" svg:height="1.905cm" svg:x="5.08cm" svg:y="1.27cm">
          <text:p text:style-name="P6">Title/Header</text:p>
          <draw:enhanced-geometry svg:viewBox="0 0 21600 21600" draw:type="rectangle" draw:enhanced-path="M 0 0 L 21600 0 21600 21600 0 21600 0 0 Z N"/>
        </draw:custom-shape>
        <draw:custom-shape draw:style-name="gr3" draw:text-style-name="P6" xml:id="id13" draw:id="id13" draw:layer="layout" svg:width="12.7cm" svg:height="0.635cm" svg:x="5.715cm" svg:y="3.81cm">
          <text:p text:style-name="P6">Search Bar</text:p>
          <draw:enhanced-geometry svg:viewBox="0 0 21600 21600" draw:type="rectangle" draw:enhanced-path="M 0 0 L 21600 0 21600 21600 0 21600 0 0 Z N"/>
        </draw:custom-shape>
        <draw:custom-shape draw:style-name="gr4" draw:text-style-name="P7" xml:id="id15" draw:id="id15" draw:layer="layout" svg:width="12.7cm" svg:height="1.27cm" svg:x="5.715cm" svg:y="5.08cm">
          <text:p text:style-name="P6">Results</text:p>
          <draw:enhanced-geometry svg:viewBox="0 0 21600 21600" draw:type="rectangle" draw:enhanced-path="M 0 0 L 21600 0 21600 21600 0 21600 0 0 Z N"/>
        </draw:custom-shape>
        <draw:custom-shape draw:style-name="gr5" draw:text-style-name="P8" xml:id="id17" draw:id="id17" draw:layer="layout" svg:width="13.97cm" svg:height="2.54cm" svg:x="5.715cm" svg:y="6.985cm">
          <text:p text:style-name="P6">Not finding what you need?</text:p>
          <draw:enhanced-geometry svg:viewBox="0 0 21600 21600" draw:type="rectangle" draw:enhanced-path="M 0 0 L 21600 0 21600 21600 0 21600 0 0 Z N"/>
        </draw:custom-shape>
        <draw:custom-shape draw:style-name="gr6" draw:text-style-name="P7" xml:id="id16" draw:id="id16" draw:layer="layout" svg:width="12.7cm" svg:height="3.81cm" svg:x="5.715cm" svg:y="10.16cm">
          <text:p text:style-name="P6">More Results</text:p>
          <draw:enhanced-geometry svg:viewBox="0 0 21600 21600" draw:type="rectangle" draw:enhanced-path="M 0 0 L 21600 0 21600 21600 0 21600 0 0 Z N"/>
        </draw:custom-shape>
        <draw:custom-shape draw:style-name="gr7" draw:text-style-name="P6" xml:id="id18" draw:id="id18" draw:layer="layout" svg:width="3.175cm" svg:height="9.525cm" svg:x="22.86cm" svg:y="4.445cm">
          <text:p text:style-name="P6">Maybe </text:p>
          <text:p text:style-name="P6">advertising</text:p>
          <draw:enhanced-geometry svg:viewBox="0 0 21600 21600" draw:type="rectangle" draw:enhanced-path="M 0 0 L 21600 0 21600 21600 0 21600 0 0 Z N"/>
        </draw:custom-shape>
        <draw:custom-shape draw:style-name="gr8" draw:text-style-name="P6" xml:id="id14" draw:id="id14" draw:layer="layout" svg:width="3.175cm" svg:height="10.16cm" svg:x="1.27cm" svg:y="3.175cm">
          <text:p text:style-name="P6">Topical </text:p>
          <text:p text:style-name="P6">drill-down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9" draw:text-style-name="P9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9" draw:text-style-name="P10" draw:layer="layout" svg:width="2.327cm" svg:height="0.819cm" svg:x="2.267cm" svg:y="7.545cm">
          <draw:image xlink:href="Pictures/10000000000000580000001F05AC5E64C9D37A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333333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4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4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9T18:09:50.991089412</meta:creation-date>
    <meta:editing-duration>PT8M52S</meta:editing-duration>
    <meta:editing-cycles>4</meta:editing-cycles>
    <meta:generator>LibreOffice/7.0.4.2$Linux_X86_64 LibreOffice_project/00$Build-2</meta:generator>
    <dc:title>Blueprint Plans</dc:title>
    <dc:date>2021-09-29T18:36:38.531734594</dc:date>
    <meta:document-statistic meta:object-count="79"/>
  </office:meta>
</office:document-meta>
</file>